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" style:family="paragraph" style:parent-style-name="Standard">
      <style:text-properties officeooo:rsid="001fc518" officeooo:paragraph-rsid="001fc518"/>
    </style:style>
    <style:style style:name="T1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4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nsagemAdapter – ANDROID </text:p>
      <text:p text:style-name="P2"/>
      <text:p text:style-name="P1"><text:span text:style-name="T1">class </text:span><text:span text:style-name="T2">MensagemAdapter(</text:span><text:span text:style-name="T1">private val </text:span><text:span text:style-name="T4">lista</text:span><text:span text:style-name="T2">: List&lt;String&gt;) : RecyclerView.Adapter&lt;MensagemAdapter.MensagemViewHolder&gt;() {<text:line-break/><text:line-break/> <text:s text:c="3"/></text:span><text:span text:style-name="T1">inner class </text:span><text:span text:style-name="T2">MensagemViewHolder(itemView: View) : RecyclerView.ViewHolder(itemView) {<text:line-break/> <text:s text:c="7"/></text:span><text:span text:style-name="T5">// ... (código para acessar views dentro do item da lista)<text:line-break/> <text:s text:c="3"/></text:span><text:span text:style-name="T2">}<text:line-break/><text:line-break/> <text:s text:c="3"/></text:span><text:span text:style-name="T1">override fun </text:span><text:span text:style-name="T6">onCreateViewHolder</text:span><text:span text:style-name="T2">(parent: ViewGroup, viewType: Int): MensagemViewHolder {<text:line-break/> <text:s text:c="7"/></text:span><text:span text:style-name="T1">val </text:span><text:span text:style-name="T2">layoutInflater = LayoutInflater.from(parent.context)<text:line-break/> <text:s text:c="7"/></text:span><text:span text:style-name="T1">val </text:span><text:span text:style-name="T2">itemView = layoutInflater.inflate(R.layout.item_lista, parent, </text:span><text:span text:style-name="T1">false</text:span><text:span text:style-name="T2">) <text:line-break/> <text:s text:c="7"/></text:span><text:span text:style-name="T1">return </text:span><text:span text:style-name="T2">MensagemViewHolder(itemView)<text:line-break/> <text:s text:c="3"/>}<text:line-break/><text:line-break/> <text:s text:c="3"/></text:span><text:span text:style-name="T1">override fun </text:span><text:span text:style-name="T6">getItemCount</text:span><text:span text:style-name="T2">(): Int {<text:line-break/> <text:s text:c="7"/></text:span><text:span text:style-name="T1">return </text:span><text:span text:style-name="T4">lista</text:span><text:span text:style-name="T2">.</text:span><text:span text:style-name="T4">size<text:line-break/> <text:s text:c="3"/></text:span><text:span text:style-name="T2">}<text:line-break/><text:line-break/> <text:s text:c="3"/></text:span><text:span text:style-name="T1">override fun </text:span><text:span text:style-name="T6">onBindViewHolder</text:span><text:span text:style-name="T2">(holder: MensagemViewHolder, position: Int) {<text:line-break/> <text:s text:c="7"/></text:span><text:span text:style-name="T3">TODO</text:span><text:span text:style-name="T2">(</text:span><text:span text:style-name="T7">"Not yet implemented"</text:span><text:span text:style-name="T2">)<text:line-break/> <text:s text:c="3"/>}<text:line-break/>}</text:span></text:p>
      <text:p text:style-name="P2"/>
      <text:p text:style-name="P2"/>
      <text:p text:style-name="P2"/>
      <text:p text:style-name="P2">1. class MensagemAdapter(...) : RecyclerView.Adapter&lt;...&gt;():</text:p>
      <text:p text:style-name="P2"/>
      <text:p text:style-name="P2">Define a classe MensagemAdapter, que herda de RecyclerView.Adapter. Isso significa que ela será responsável por fornecer dados e gerenciar as views para um RecyclerView.</text:p>
      <text:p text:style-name="P2">O construtor recebe uma lista de strings (lista) que conterá as mensagens a serem exibidas.</text:p>
      <text:p text:style-name="P2"/>
      <text:p text:style-name="P2">&lt;MensagemAdapter.MensagemViewHolder&gt; especifica o tipo de ViewHolder que este adapter usará.</text:p>
      <text:p text:style-name="P2"/>
      <text:p text:style-name="P2">2. inner class MensagemViewHolder(...) : RecyclerView.ViewHolder(...):</text:p>
      <text:p text:style-name="P2"/>
      <text:p text:style-name="P2">Define a classe MensagemViewHolder, que herda de RecyclerView.ViewHolder.</text:p>
      <text:p text:style-name="P2">O ViewHolder representa um único item na lista do RecyclerView.</text:p>
      <text:p text:style-name="P2">Ele recebe uma itemView (a view que representa o layout do item) no construtor.</text:p>
      <text:p text:style-name="P2">Você deve adicionar código aqui para acessar as views dentro do itemView usando findViewById ou View Binding, para que você possa atualizar os dados do item na tela.</text:p>
      <text:p text:style-name="P2"/>
      <text:p text:style-name="P2">3. override fun onCreateViewHolder(...):</text:p>
      <text:p text:style-name="P2"/>
      <text:p text:style-name="P2">Este método é chamado pelo RecyclerView para criar um novo ViewHolder quando necessário.</text:p>
      <text:p text:style-name="P2">LayoutInflater é usado para inflar o layout do item (R.layout.item_lista).</text:p>
      <text:p text:style-name="P2">parent é o ViewGroup ao qual o novo item será anexado (o próprio RecyclerView).</text:p>
      <text:p text:style-name="P2">false indica que o item inflado não deve ser anexado ao parent imediatamente, pois o RecyclerView fará isso mais tarde.</text:p>
      <text:p text:style-name="P2">Um novo MensagemViewHolder é criado e retornado.</text:p>
      <text:p text:style-name="P2"/>
      <text:p text:style-name="P2">4. override fun getItemCount():</text:p>
      <text:p text:style-name="P2"/>
      <text:p text:style-name="P2">Este método retorna o número total de itens na lista de mensagens.</text:p>
      <text:p text:style-name="P2"/>
      <text:p text:style-name="P2"><text:soft-page-break/>5. override fun onBindViewHolder(...):</text:p>
      <text:p text:style-name="P2"/>
      <text:p text:style-name="P2">Este método é chamado pelo RecyclerView para vincular os dados de um item a um ViewHolder.</text:p>
      <text:p text:style-name="P2">holder é o ViewHolder que precisa ser atualizado.</text:p>
      <text:p text:style-name="P2">position é a posição do item na lista de mensagens.</text:p>
      <text:p text:style-name="P2">Você deve implementar a lógica aqui para obter os dados da mensagem na posição position e atualizar as views dentro do holder com esses dados.</text:p>
      <text:p text:style-name="P2">Em resumo:</text:p>
      <text:p text:style-name="P2">O RecyclerView solicita um novo item chamando onCreateViewHolder.</text:p>
      <text:p text:style-name="P2">onCreateViewHolder infla o layout do item e cria um ViewHolder.</text:p>
      <text:p text:style-name="P2">O RecyclerView solicita a vinculação de dados chamando onBindViewHolder.</text:p>
      <text:p text:style-name="P2">onBindViewHolder obtém os dados do item e os define nas views do ViewHolder.</text:p>
      <text:p text:style-name="P2">O item é exibido na tela.</text:p>
      <text:p text:style-name="P2">Próximos passos:</text:p>
      <text:p text:style-name="P2">Implemente a lógica em onBindViewHolder para atualizar as views do item com os dados da mensagem.</text:p>
      <text:p text:style-name="P2">Adicione código ao MensagemViewHolder para acessar as views dentro do layout do item.</text:p>
      <text:p text:style-name="P2">Associe o MensagemAdapter ao seu RecyclerView na sua Activity ou Fragm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08:42:17.678693394</meta:creation-date>
    <dc:date>2025-01-24T10:07:39.148197841</dc:date>
    <meta:editing-duration>PT1H22M29S</meta:editing-duration>
    <meta:editing-cycles>1</meta:editing-cycles>
    <meta:document-statistic meta:table-count="0" meta:image-count="0" meta:object-count="0" meta:page-count="2" meta:paragraph-count="34" meta:word-count="427" meta:character-count="3153" meta:non-whitespace-character-count="2673"/>
    <meta:generator>LibreOffice/7.4.7.2$Linux_X86_64 LibreOffice_project/40$Build-2</meta:generator>
  </office:meta>
</office:document-meta>
</file>